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0353FD7724FCA790122.png" manifest:media-type="image/png"/>
  <manifest:file-entry manifest:full-path="Pictures/10000000000002CC0000016AEDE20EBF1A46FAF2.png" manifest:media-type="image/png"/>
  <manifest:file-entry manifest:full-path="Pictures/100000000000025500000117BD17DA20F1FF8200.png" manifest:media-type="image/png"/>
  <manifest:file-entry manifest:full-path="Pictures/1000000000000236000000295FF51F8FB7B0818C.png" manifest:media-type="image/png"/>
  <manifest:file-entry manifest:full-path="Pictures/10000000000003F8000000E555E08126C2380BD1.png" manifest:media-type="image/png"/>
  <manifest:file-entry manifest:full-path="Pictures/10000000000002350000002FACF6793A18B75A02.png" manifest:media-type="image/png"/>
  <manifest:file-entry manifest:full-path="Pictures/10000000000001AA000000CD70C7E4D41B153BD5.png" manifest:media-type="image/png"/>
  <manifest:file-entry manifest:full-path="Pictures/100000000000044D000001CBE764B429242C811E.png" manifest:media-type="image/png"/>
  <manifest:file-entry manifest:full-path="Pictures/10000000000002600000003D5E001EB229261BFC.png" manifest:media-type="image/png"/>
  <manifest:file-entry manifest:full-path="Pictures/100000000000026B000000349EDA1AAAFB67E7D9.png" manifest:media-type="image/png"/>
  <manifest:file-entry manifest:full-path="Pictures/1000000000000266000000C55D68C3CA42187EA9.png" manifest:media-type="image/png"/>
  <manifest:file-entry manifest:full-path="Pictures/1000000000000202000001123865BFB1CB2E1B75.png" manifest:media-type="image/png"/>
  <manifest:file-entry manifest:full-path="Pictures/100000000000030F0000018AE8E187C7E2DE0530.png" manifest:media-type="image/png"/>
  <manifest:file-entry manifest:full-path="Pictures/100000000000023A0000002E2AAEEEF7492C3D72.png" manifest:media-type="image/png"/>
  <manifest:file-entry manifest:full-path="Pictures/100000000000025E0000002F5A675C1B1D51A7FC.png" manifest:media-type="image/png"/>
  <manifest:file-entry manifest:full-path="Pictures/10000000000003130000016F07F9E7991BA7F3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d6" officeooo:paragraph-rsid="000607d6"/>
    </style:style>
    <style:style style:name="P2" style:family="paragraph" style:parent-style-name="Standard">
      <style:text-properties officeooo:rsid="000ab1b1" officeooo:paragraph-rsid="000ab1b1"/>
    </style:style>
    <style:style style:name="P3" style:family="paragraph" style:parent-style-name="Standard">
      <style:text-properties officeooo:rsid="000607d6" officeooo:paragraph-rsid="000607d6"/>
    </style:style>
    <style:style style:name="P4" style:family="paragraph" style:parent-style-name="Standard">
      <style:text-properties officeooo:rsid="000d7ec8" officeooo:paragraph-rsid="000d7ec8"/>
    </style:style>
    <style:style style:name="P5" style:family="paragraph" style:parent-style-name="Standard">
      <style:text-properties officeooo:rsid="000dd941" officeooo:paragraph-rsid="000dd941"/>
    </style:style>
    <style:style style:name="P6" style:family="paragraph" style:parent-style-name="Standard">
      <style:text-properties officeooo:rsid="000f6858" officeooo:paragraph-rsid="000f6858"/>
    </style:style>
    <style:style style:name="P7" style:family="paragraph" style:parent-style-name="Standard">
      <style:text-properties officeooo:rsid="000fb399" officeooo:paragraph-rsid="000fb399"/>
    </style:style>
    <style:style style:name="T1" style:family="text">
      <style:text-properties officeooo:rsid="000f6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1.</text:p>
      <text:p text:style-name="P1"/>
      <text:p text:style-name="P1"><draw:frame draw:style-name="fr1" draw:name="Image1" text:anchor-type="paragraph" svg:x="1.0236in" svg:y="0.148in" svg:width="4.4374in" svg:height="2.1354in" draw:z-index="0"><draw:image xlink:href="Pictures/10000000000001AA000000CD70C7E4D41B153B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1" draw:name="Image2" text:anchor-type="paragraph" svg:x="0.3598in" svg:y="0.0272in" svg:width="5.7244in" svg:height="0.4756in" draw:z-index="1"><draw:image xlink:href="Pictures/10000000000002350000002FACF6793A18B75A02.png" xlink:type="simple" xlink:show="embed" xlink:actuate="onLoad"/></draw:frame></text:p>
      <text:p text:style-name="P4"/>
      <text:p text:style-name="P4"/>
      <text:p text:style-name="P4"/>
      <text:p text:style-name="P4"><text:span text:style-name="T1">3</text:span>.</text:p>
      <text:p text:style-name="P1"/>
      <text:p text:style-name="P1"><draw:frame draw:style-name="fr1" draw:name="Image3" text:anchor-type="paragraph" svg:x="0.4299in" svg:y="0.1583in" svg:width="5.3543in" svg:height="2.8543in" draw:z-index="2"><draw:image xlink:href="Pictures/1000000000000202000001123865BFB1CB2E1B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5.8957in" svg:height="0.4272in" draw:z-index="3"><draw:image xlink:href="Pictures/1000000000000236000000295FF51F8FB7B0818C.png" xlink:type="simple" xlink:show="embed" xlink:actuate="onLoad"/></draw:frame></text:p>
      <text:p text:style-name="P4"><draw:frame draw:style-name="fr1" draw:name="Image5" text:anchor-type="paragraph" svg:x="0.0937in" svg:y="0.3854in" svg:width="6.6929in" svg:height="2.7902in" draw:z-index="4"><draw:image xlink:href="Pictures/100000000000044D000001CBE764B429242C811E.png" xlink:type="simple" xlink:show="embed" xlink:actuate="onLoad"/></draw:frame><text:soft-page-break/><text:span text:style-name="T1">4</text:span>.</text:p>
      <text:p text:style-name="P4"/>
      <text:p text:style-name="P4"/>
      <text:p text:style-name="P4"><draw:frame draw:style-name="fr2" draw:name="Image6" text:anchor-type="paragraph" svg:width="6.3335in" svg:height="0.6354in" draw:z-index="5"><draw:image xlink:href="Pictures/10000000000002600000003D5E001EB229261BFC.png" xlink:type="simple" xlink:show="embed" xlink:actuate="onLoad"/></draw:frame></text:p>
      <text:p text:style-name="P4"><draw:frame draw:style-name="fr1" draw:name="Image7" text:anchor-type="paragraph" svg:x="0.3598in" svg:y="1.0728in" svg:width="5.4945in" svg:height="2.7646in" draw:z-index="6"><draw:image xlink:href="Pictures/100000000000030F0000018AE8E187C7E2DE0530.png" xlink:type="simple" xlink:show="embed" xlink:actuate="onLoad"/></draw:frame><text:span text:style-name="T1">5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x="0.4283in" svg:y="0in" svg:width="4.6902in" svg:height="1.5047in" draw:z-index="7"><draw:image xlink:href="Pictures/1000000000000266000000C55D68C3CA42187EA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1">6</text:span>.</text:p>
      <text:p text:style-name="P5"><draw:frame draw:style-name="fr1" draw:name="Image9" text:anchor-type="paragraph" svg:x="0.1591in" svg:y="4.302in" svg:width="5.9374in" svg:height="0.4791in" draw:z-index="8"><draw:image xlink:href="Pictures/100000000000023A0000002E2AAEEEF7492C3D72.png" xlink:type="simple" xlink:show="embed" xlink:actuate="onLoad"/></draw:frame><draw:frame draw:style-name="fr3" draw:name="Image10" text:anchor-type="paragraph" svg:width="5.9957in" svg:height="2.7957in" draw:z-index="9"><draw:image xlink:href="Pictures/10000000000003130000016F07F9E7991BA7F3B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paragraph" svg:x="0.05in" svg:y="0.5598in" svg:width="6.2189in" svg:height="2.9063in" draw:z-index="10"><draw:image xlink:href="Pictures/100000000000025500000117BD17DA20F1FF8200.png" xlink:type="simple" xlink:show="embed" xlink:actuate="onLoad"/></draw:frame><text:span text:style-name="T1">7</text:span>.</text:p>
      <text:p text:style-name="P5"/>
      <text:p text:style-name="P5"/>
      <text:p text:style-name="P5"><text:soft-page-break/></text:p>
      <text:p text:style-name="P5"/>
      <text:p text:style-name="P5"><draw:frame draw:style-name="fr2" draw:name="Image12" text:anchor-type="paragraph" svg:width="6.448in" svg:height="0.5417in" draw:z-index="11"><draw:image xlink:href="Pictures/100000000000026B000000349EDA1AAAFB67E7D9.png" xlink:type="simple" xlink:show="embed" xlink:actuate="onLoad"/></draw:frame></text:p>
      <text:p text:style-name="P5"/>
      <text:p text:style-name="P5"/>
      <text:p text:style-name="P5"/>
      <text:p text:style-name="P6"><draw:frame draw:style-name="fr1" draw:name="Image13" text:anchor-type="paragraph" svg:x="0.1354in" svg:y="1.3335in" svg:width="6.6929in" svg:height="1.5083in" draw:z-index="12"><draw:image xlink:href="Pictures/10000000000003F8000000E555E08126C2380BD1.png" xlink:type="simple" xlink:show="embed" xlink:actuate="onLoad"/></draw:frame>8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4" text:anchor-type="paragraph" svg:width="6.3126in" svg:height="0.4898in" draw:z-index="13"><draw:image xlink:href="Pictures/100000000000025E0000002F5A675C1B1D51A7FC.png" xlink:type="simple" xlink:show="embed" xlink:actuate="onLoad"/></draw:frame></text:p>
      <text:p text:style-name="P6"/>
      <text:p text:style-name="P6"/>
      <text:p text:style-name="P7"><draw:frame draw:style-name="fr1" draw:name="Image15" text:anchor-type="paragraph" svg:x="0.5102in" svg:y="1.3492in" svg:width="6.6929in" svg:height="3.3835in" draw:z-index="14"><draw:image xlink:href="Pictures/10000000000002CC0000016AEDE20EBF1A46FAF2.png" xlink:type="simple" xlink:show="embed" xlink:actuate="onLoad"/></draw:frame>9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2" draw:name="Image16" text:anchor-type="paragraph" svg:width="5.948in" svg:height="0.552in" draw:z-index="15"><draw:image xlink:href="Pictures/100000000000023B000000353FD7724FCA7901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18:26.203959306</meta:creation-date>
    <dc:date>2017-06-07T17:14:42.426061072</dc:date>
    <meta:editing-duration>PT35M20S</meta:editing-duration>
    <meta:editing-cycles>4</meta:editing-cycles>
    <meta:generator>LibreOffice/5.1.6.2$Linux_X86_64 LibreOffice_project/10m0$Build-2</meta:generator>
    <meta:document-statistic meta:table-count="0" meta:image-count="16" meta:object-count="0" meta:page-count="5" meta:paragraph-count="8" meta:word-count="8" meta:character-count="16" meta:non-whitespace-character-count="16"/>
  </office:meta>
</office:document-meta>
</file>